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e779" officeooo:paragraph-rsid="0007e779"/>
    </style:style>
    <style:style style:name="P2" style:family="paragraph" style:parent-style-name="Standard">
      <style:text-properties officeooo:rsid="000a3d64" officeooo:paragraph-rsid="000a3d64"/>
    </style:style>
    <style:style style:name="P3" style:family="paragraph" style:parent-style-name="Standard">
      <style:text-properties officeooo:rsid="000cb763" officeooo:paragraph-rsid="000cb763"/>
    </style:style>
    <style:style style:name="P4" style:family="paragraph" style:parent-style-name="Standard">
      <style:text-properties officeooo:paragraph-rsid="0010e7a0"/>
    </style:style>
    <style:style style:name="T1" style:family="text">
      <style:text-properties officeooo:rsid="0008bac8"/>
    </style:style>
    <style:style style:name="T2" style:family="text">
      <style:text-properties officeooo:rsid="000b3187"/>
    </style:style>
    <style:style style:name="T3" style:family="text">
      <style:text-properties officeooo:rsid="000d2adc"/>
    </style:style>
    <style:style style:name="T4" style:family="text">
      <style:text-properties officeooo:rsid="000e7a20"/>
    </style:style>
    <style:style style:name="T5" style:family="text">
      <style:text-properties officeooo:rsid="0010e7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text:p>
      <text:p text:style-name="P1"/>
      <text:p text:style-name="P1">Amazon wants to be a customer focused company which has led them to <text:span text:style-name="T1">research new methods of keeping users data private and secure</text:span>. <text:span text:style-name="T1">They have recently produced a paper which investigates the correct amount of noise needed to be added to keep individual users’ data private while still allowing machine learning algorithms to learn frequent patterns in the data. In the paper they reveal a new method which allows a higher level of privacy with the same level of accuracy or a higher level of accuracy with a the same level of privacy.</text:span></text:p>
      <text:p text:style-name="P1"/>
      <text:p text:style-name="P2">Apple</text:p>
      <text:p text:style-name="P2"/>
      <text:p text:style-name="P2">To improve a user’s experience on a an Apple product, Apple will record data about how a user uses the product. The user however doesn’t want Apple to know exactly what they’re doing and the user is entitled to their privacy. This is why Apple has started researching and using differential privacy so they can record data about their users and then add noise to it so they mask the individual user’s data. On a large scale, the noise will cancel out so Apple can learn how to improve users experiences but on a individual scale, Apple doesn’t know and can’t find out what their users are doing. <text:span text:style-name="T2">They also limit the amount of data sent from an individual user so if someone tries to take an average of the data sent from one user, the noise won’t cancel out which means the users data will still be private. </text:span></text:p>
      <text:p text:style-name="P2"/>
      <text:p text:style-name="P3">Google</text:p>
      <text:p text:style-name="P3"/>
      <text:p text:style-name="P4"><text:span text:style-name="T3">Google was one of the first companies to use differential privacy commercially. Google does a lot of research into machine learning, which requires a large amount of practice data and the data needs to be kept private when being used. To do this Google created their own system called </text:span>RAPPOR <text:span text:style-name="T5">(</text:span>Randomized Aggregatable Privacy-Preserving Ordinal Response<text:span text:style-name="T5">) which can collect statistics from users but doesn’t breach their individual privacy. Google Brain has also started to research differential privacy and have released some papers investigating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4:27:38.069893057</meta:creation-date>
    <dc:date>2019-02-10T15:48:38.432148495</dc:date>
    <meta:editing-duration>PT39M25S</meta:editing-duration>
    <meta:editing-cycles>10</meta:editing-cycles>
    <meta:generator>LibreOffice/6.0.7.3$Linux_X86_64 LibreOffice_project/00m0$Build-3</meta:generator>
    <meta:document-statistic meta:table-count="0" meta:image-count="0" meta:object-count="0" meta:page-count="1" meta:paragraph-count="6" meta:word-count="328" meta:character-count="1907" meta:non-whitespace-character-count="1584"/>
  </office:meta>
</office:document-meta>
</file>